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Liberation Sans1" officeooo:rsid="001e68a2" officeooo:paragraph-rsid="001e68a2"/>
    </style:style>
    <style:style style:name="P2" style:family="paragraph" style:parent-style-name="Heading_20_2">
      <style:paragraph-properties fo:text-align="justify" style:justify-single-word="false"/>
      <style:text-properties style:font-name="Liberation Sans1" officeooo:rsid="001e68a2" officeooo:paragraph-rsid="001e68a2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e68a2"/>
    </style:style>
    <style:style style:name="P4" style:family="paragraph" style:parent-style-name="Heading_20_2">
      <style:paragraph-properties fo:text-align="justify" style:justify-single-word="false"/>
      <style:text-properties officeooo:paragraph-rsid="001e68a2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paragraph-rsid="001e68a2"/>
    </style:style>
    <style:style style:name="P6" style:family="paragraph" style:parent-style-name="Text_20_body" style:list-style-name="L3">
      <style:paragraph-properties fo:text-align="justify" style:justify-single-word="false"/>
      <style:text-properties officeooo:paragraph-rsid="001e68a2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paragraph-rsid="001e68a2"/>
    </style:style>
    <style:style style:name="P8" style:family="paragraph" style:parent-style-name="Text_20_body" style:list-style-name="L5">
      <style:paragraph-properties fo:text-align="justify" style:justify-single-word="false"/>
      <style:text-properties officeooo:paragraph-rsid="001e68a2"/>
    </style:style>
    <style:style style:name="T1" style:family="text">
      <style:text-properties style:font-name="Liberation Sans1" officeooo:rsid="001e68a2"/>
    </style:style>
    <style:style style:name="T2" style:family="text">
      <style:text-properties style:font-name="Liberation Sans1" fo:font-weight="bold" officeooo:rsid="001e68a2" style:font-weight-asian="bold" style:font-weight-complex="bold"/>
    </style:style>
    <style:style style:name="T3" style:family="text">
      <style:text-properties style:font-name="Liberation Sans1" fo:font-weight="bold" style:font-weight-asian="bold" style:font-weight-complex="bold"/>
    </style:style>
    <style:style style:name="T4" style:family="text">
      <style:text-properties style:font-name="Liberation Sans1" fo:font-weight="normal" officeooo:rsid="001e68a2" style:font-weight-asian="normal" style:font-weight-complex="normal"/>
    </style:style>
    <style:style style:name="T5" style:family="text">
      <style:text-properties style:font-name="Liberation Sans1" fo:font-style="italic" fo:font-weight="bold" officeooo:rsid="001e68a2" style:font-style-asian="italic" style:font-weight-asian="bold" style:font-style-complex="italic" style:font-weight-complex="bold"/>
    </style:style>
    <style:style style:name="T6" style:family="text">
      <style:text-properties style:font-name="Liberation Sans1" fo:font-style="normal" fo:font-weight="normal" officeooo:rsid="001e68a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3.1 Świat w przededniu wielkiej wojny</text:h>
      <text:h text:style-name="P2" text:outline-level="2">1. Spory między mocarstwami europejskimi</text:h>
      <text:list text:style-name="L1">
        <text:list-item>
          <text:p text:style-name="P3"><text:span text:style-name="T1">Po zjednoczeniu Niemiec przez ponad 40 lat w Europie panował pokój, co pozwoliło na rozwój gospodarczy i cywilizacyjny. Okres ten nazwano </text:span><text:span text:style-name="T2">belle </text:span><text:span text:style-name="Source_20_Text"><text:span text:style-name="T3">é</text:span></text:span><text:span text:style-name="Source_20_Text"><text:span text:style-name="T2">poque</text:span></text:span><text:span text:style-name="Source_20_Text"><text:span text:style-name="T4"> (piękna epoka). </text:span></text:span></text:p>
        </text:list-item>
        <text:list-item>
          <text:p text:style-name="P3"><text:span text:style-name="Source_20_Text"><text:span text:style-name="T4">Na początku XX w. zaczęło rosnąć napięcie między mocarstwami. Wielka Brytania <text:line-break/>i Francja podzieliły się strefami wpływów w Azji i Afryce i stały się imperiami kolonialnymi. Podobny tytuł chciały otrzymać Niemcy. W ramach polityki imperialnej tzw. </text:span></text:span><text:span text:style-name="Source_20_Text"><text:span text:style-name="T2">Weltpolitik</text:span></text:span><text:span text:style-name="Source_20_Text"><text:span text:style-name="T4">, rozbudowywały flotę, co budziło niepokój </text:span></text:span><text:span text:style-name="Source_20_Text"><text:span text:style-name="T2">Wielkiej Brytanii</text:span></text:span><text:span text:style-name="Source_20_Text"><text:span text:style-name="T4">. Napięte były dalej stosunki francusko-niemieckie. </text:span></text:span><text:span text:style-name="Source_20_Text"><text:span text:style-name="T2">Francja</text:span></text:span><text:span text:style-name="Source_20_Text"><text:span text:style-name="T4"> nie mogła pogodzić się <text:line-break/>z utratą Alzacji i Lotaryngii.</text:span></text:span></text:p>
        </text:list-item>
        <text:list-item>
          <text:p text:style-name="P3"><text:span text:style-name="Source_20_Text"><text:span text:style-name="T4">Na Bałkanach imperium osmańskie traciło wpływy, które chciały przejąć Rosja oraz Austro-Węgry. Powołując się na hasło panslawizmu, car uznał, Bałkany za swoją strefę wpływów. W rzeczywistości chodziło głównie o kontrolę nad Morzem Czarnym po zajęciu cieśnin łączących je z Morzem Śródziemnym, a nawet Stambułu.</text:span></text:span></text:p>
        </text:list-item>
        <text:list-item>
          <text:p text:style-name="P3"><text:span text:style-name="Source_20_Text"><text:span text:style-name="T4">W 1908 r. Austro-Węgry zaatakowały Bośnię i Hercegowinę, co niespodobało się Rosji.</text:span></text:span></text:p>
        </text:list-item>
      </text:list>
      <text:h text:style-name="P4" text:outline-level="2"><text:span text:style-name="Source_20_Text"><text:span text:style-name="T1">2. Powstanie dwóch przeciwstawnych sojuszy</text:span></text:span></text:h>
      <text:list text:style-name="L2">
        <text:list-item>
          <text:p text:style-name="P5"><text:span text:style-name="Source_20_Text"><text:span text:style-name="T1">Budujące się napięcie w Europie spowodowało powstanie dwóch sojuszy: </text:span></text:span></text:p>
          <text:list>
            <text:list-item>
              <text:p text:style-name="P5"><text:span text:style-name="Source_20_Text"><text:span text:style-name="T2">trójprzymierze</text:span></text:span><text:span text:style-name="Source_20_Text"><text:span text:style-name="T1"> (</text:span></text:span><text:span text:style-name="Source_20_Text"><text:span text:style-name="T2">państwa centralne</text:span></text:span><text:span text:style-name="Source_20_Text"><text:span text:style-name="T1">) – powstałe w 1882 r. – Austro-Węgry, Niemcy i Włochy,</text:span></text:span></text:p>
            </text:list-item>
            <text:list-item>
              <text:p text:style-name="P5"><text:span text:style-name="Source_20_Text"><text:span text:style-name="T2">trójporozumienie</text:span></text:span><text:span text:style-name="Source_20_Text"><text:span text:style-name="T1"> (</text:span></text:span><text:span text:style-name="Source_20_Text"><text:span text:style-name="T2">ententa</text:span></text:span><text:span text:style-name="Source_20_Text"><text:span text:style-name="T1">) – powstałe w 1904 r. na mocy </text:span></text:span><text:span text:style-name="Source_20_Text"><text:span text:style-name="T5">entente cordiale</text:span></text:span><text:span text:style-name="Source_20_Text"><text:span text:style-name="T6"> (serdeczne porozumienie) – Wielka Brytania, Francja i Rosja.</text:span></text:span></text:p>
            </text:list-item>
          </text:list>
        </text:list-item>
      </text:list>
      <text:h text:style-name="P4" text:outline-level="2"><text:span text:style-name="Source_20_Text"><text:span text:style-name="T1">3. Wojna rosyjsko-japońska</text:span></text:span></text:h>
      <text:list text:style-name="L3">
        <text:list-item>
          <text:p text:style-name="P6"><text:span text:style-name="Source_20_Text"><text:span text:style-name="T1">W czasie nasilania się konfliktów w Europie, zmieniał się układ sił na Dalekim Wschodzie, gdzie do roli hegemona pretendowała Japonia.</text:span></text:span></text:p>
        </text:list-item>
        <text:list-item>
          <text:p text:style-name="P6"><text:span text:style-name="Source_20_Text"><text:span text:style-name="T1">W epoje Meiji (1868-1912) Cesarstwo Japonii przekształciło się w nowoczesne państwo na wzór zachodni i zaczęło politykę ekspansji terytorialnej, co doprowadziło do wojny z Chinami i zajęcia Tajwanu.</text:span></text:span></text:p>
        </text:list-item>
        <text:list-item>
          <text:p text:style-name="P6"><text:span text:style-name="Source_20_Text"><text:span text:style-name="T1">Na początku XX w. Japonia zainteresowała się zajęciem bogatej w surowce Korei. Podobny cel miała jednak Rosja, co było przyczyną wybuchu wojny w </text:span></text:span><text:span text:style-name="Source_20_Text"><text:span text:style-name="T2">lutym 1904 r.</text:span></text:span><text:span text:style-name="Source_20_Text"><text:span text:style-name="T4"> Japończycy zaatakowali bazę rosyjskiej floty – Port Artur, zniszczyli okręty i zdobyli port po roku oblężenia. Japonia zyskała poparcie WB, która odmówiła Rosji zgody na przepłynięcie przez Kanał Sueski. Gdy okręty Floty Bałtyckiej dotarły w region konfliktu, zostały od razu zatopoione w bitwie pod </text:span></text:span><text:span text:style-name="Source_20_Text"><text:span text:style-name="T2">Cuszimą</text:span></text:span><text:span text:style-name="Source_20_Text"><text:span text:style-name="T4"> w maju 1905 roku. Rosja straciła w ten sposób status potęgi morskiej. Pokój we </text:span></text:span><text:span text:style-name="Source_20_Text"><text:span text:style-name="T2">wrześniu 1905 roku</text:span></text:span><text:span text:style-name="Source_20_Text"><text:span text:style-name="T4">.</text:span></text:span></text:p>
        </text:list-item>
      </text:list>
      <text:h text:style-name="P4" text:outline-level="2"><text:soft-page-break/><text:span text:style-name="Source_20_Text"><text:span text:style-name="T1">4. „Kocioł Bałkański”</text:span></text:span></text:h>
      <text:list text:style-name="L4">
        <text:list-item>
          <text:p text:style-name="P7"><text:span text:style-name="Source_20_Text"><text:span text:style-name="T1">W wyniku wojny rosyjsko-tureckiej w latach 1877-78, którą wygrała Rosja, utworzono niepodległe państwa: </text:span></text:span><text:span text:style-name="Source_20_Text"><text:span text:style-name="T2">Czarnogórę</text:span></text:span><text:span text:style-name="Source_20_Text"><text:span text:style-name="T1">, </text:span></text:span><text:span text:style-name="Source_20_Text"><text:span text:style-name="T2">Rumunię</text:span></text:span><text:span text:style-name="Source_20_Text"><text:span text:style-name="T1"> i </text:span></text:span><text:span text:style-name="Source_20_Text"><text:span text:style-name="T2">Serbię</text:span></text:span><text:span text:style-name="Source_20_Text"><text:span text:style-name="T1">. </text:span></text:span><text:span text:style-name="Source_20_Text"><text:span text:style-name="T2">Bułgaria</text:span></text:span><text:span text:style-name="Source_20_Text"><text:span text:style-name="T1">, która uzyskała ograniczoną niepodległość, w 1908 r. stała się całkowicie wolna. </text:span></text:span><text:span text:style-name="Source_20_Text"><text:span text:style-name="T2">BiH</text:span></text:span><text:span text:style-name="Source_20_Text"><text:span text:style-name="T1"> została anektowana w tym samym roku przez Austro-Węgry. Od 1830 roku niepodległa pozostała Grecja.</text:span></text:span></text:p>
        </text:list-item>
        <text:list-item>
          <text:p text:style-name="P7"><text:span text:style-name="Source_20_Text"><text:span text:style-name="T1">Każdy z krajów bałkańskich dążył do zdobycxia jak największego znaczenia <text:line-break/>w regionie i poszerzenia swoich granic.</text:span></text:span></text:p>
        </text:list-item>
        <text:list-item>
          <text:p text:style-name="P7"><text:span text:style-name="Source_20_Text"><text:span text:style-name="T1">W latach </text:span></text:span><text:span text:style-name="Source_20_Text"><text:span text:style-name="T2">1912-13</text:span></text:span><text:span text:style-name="Source_20_Text"><text:span text:style-name="T4"> doszło na Bałkanach do dwóch wojen.</text:span></text:span></text:p>
        </text:list-item>
        <text:list-item>
          <text:p text:style-name="P7"><text:span text:style-name="Source_20_Text"><text:span text:style-name="T4">Rejon ten nazywano „kotłem bałkańskim”, z uwagi na możliwość wybuchu wojny <text:line-break/>w każdym momencie z powodu różnic narodowościowych i wyznaniowych.</text:span></text:span></text:p>
        </text:list-item>
      </text:list>
      <text:h text:style-name="P4" text:outline-level="2"><text:span text:style-name="Source_20_Text"><text:span text:style-name="T1">5. Zamach w Sarajewie.</text:span></text:span></text:h>
      <text:list text:style-name="L5">
        <text:list-item>
          <text:p text:style-name="P8"><text:span text:style-name="Source_20_Text"><text:span text:style-name="T1">Do wybuchu pełnoprawnej wojny w Europie brakowało tylko pretekstu. Ostatecznie stał się nim zamach na austriackiego księcia – Franciszka Ferdynanda Habsburga </text:span></text:span><text:span text:style-name="Source_20_Text"><text:span text:style-name="T2">28 czerwca 1914 r. </text:span></text:span><text:span text:style-name="Source_20_Text"><text:span text:style-name="T4"><text:s/>w Sarajewie, został zastrzelony przez serbskiego nacjonalistę.</text:span></text:span></text:p>
        </text:list-item>
        <text:list-item>
          <text:p text:style-name="P8"><text:span text:style-name="Source_20_Text"><text:span text:style-name="T4">Austriacy oskarżyli serbski rząd o zorganizowanie zamachu i wystosowali ultimatum. Spełnienie jego całości równało się z utraceniem przez Serbię niepodległości. Serbowie zgodzili się na większość żądań, ale nie pozwolili prowadzić dochodzeń śledczym z Austro-Węgier na ich terytorium. Austro-Węgry uznały to za wystarczający powód i 28 lipca 1914 roku oficjalnie wypowiedziały Serbii wojnę, która jak się wkrótce okazało eskalowała w I wojnę światową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8:45:01.504849343</meta:creation-date>
    <dc:date>2025-11-26T19:07:26.888645736</dc:date>
    <meta:editing-duration>PT22M27S</meta:editing-duration>
    <meta:editing-cycles>1</meta:editing-cycles>
    <meta:document-statistic meta:table-count="0" meta:image-count="0" meta:object-count="0" meta:page-count="2" meta:paragraph-count="22" meta:word-count="536" meta:character-count="3707" meta:non-whitespace-character-count="3196"/>
    <meta:generator>LibreOffice/25.8.3.2$Linux_X86_64 LibreOffice_project/580$Build-2</meta:generator>
  </office:meta>
</office:document-meta>
</file>